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goog_2f_master">
      <style:graphic-properties draw:textarea-horizontal-align="center" draw:textarea-vertical-align="middle"/>
    </style:style>
    <style:style style:name="gr2" style:family="graphic" style:parent-style-name="korg_2f_master">
      <style:graphic-properties draw:textarea-horizontal-align="center" draw:textarea-vertical-align="middle"/>
    </style:style>
    <style:style style:name="gr3" style:family="graphic" style:parent-style-name="xxx-release">
      <style:graphic-properties draw:textarea-horizontal-align="center" draw:textarea-vertical-align="middle"/>
    </style:style>
    <style:style style:name="gr4" style:family="graphic" style:parent-style-name="xxx">
      <style:graphic-properties draw:textarea-horizontal-align="center" draw:textarea-vertical-align="middle"/>
    </style:style>
    <style:style style:name="gr5" style:family="graphic" style:parent-style-name="xxx-plus-aosp">
      <style:graphic-properties draw:textarea-horizontal-align="center" draw:textarea-vertical-align="middle"/>
    </style:style>
    <style:style style:name="gr6" style:family="graphic" style:parent-style-name="name">
      <style:graphic-properties fo:min-height="0.5cm"/>
    </style:style>
    <style:style style:name="gr7" style:family="graphic" style:parent-style-name="merge-jbq">
      <style:graphic-properties draw:textarea-horizontal-align="center" draw:textarea-vertical-align="middle"/>
    </style:style>
    <style:style style:name="gr8" style:family="graphic" style:parent-style-name="merge-release">
      <style:graphic-properties draw:textarea-horizontal-align="center" draw:textarea-vertical-align="middle"/>
    </style:style>
    <style:style style:name="gr9" style:family="graphic" style:parent-style-name="merge-aosp">
      <style:graphic-properties draw:textarea-horizontal-align="center" draw:textarea-vertical-align="middle"/>
    </style:style>
    <style:style style:name="gr10" style:family="graphic" style:parent-style-name="merge-xxx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date">
      <style:graphic-properties draw:textarea-horizontal-align="left" draw:auto-grow-height="true" fo:min-height="0cm" fo:min-width="0cm"/>
    </style:style>
    <style:style style:name="gr13" style:family="graphic" style:parent-style-name="revision">
      <style:graphic-properties draw:textarea-horizontal-align="left" draw:auto-grow-height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cm" svg:y1="26cm" svg:x2="4.7cm" svg:y2="2cm">
          <text:p/>
        </draw:line>
        <draw:line draw:style-name="gr2" draw:text-style-name="P1" draw:layer="layout" svg:x1="4.7cm" svg:y1="25.5cm" svg:x2="11.7cm" svg:y2="22.5cm">
          <text:p/>
        </draw:line>
        <draw:line draw:style-name="gr3" draw:text-style-name="P1" draw:layer="layout" svg:x1="4.427cm" svg:y1="24.065cm" svg:x2="8.927cm" svg:y2="22.065cm">
          <text:p/>
        </draw:line>
        <draw:line draw:style-name="gr4" draw:text-style-name="P1" draw:layer="layout" svg:x1="4.427cm" svg:y1="22.365cm" svg:x2="8.927cm" svg:y2="20.365cm">
          <text:p/>
        </draw:line>
        <draw:line draw:style-name="gr3" draw:text-style-name="P1" draw:layer="layout" svg:x1="4.427cm" svg:y1="18.965cm" svg:x2="8.927cm" svg:y2="16.965cm">
          <text:p/>
        </draw:line>
        <draw:line draw:style-name="gr4" draw:text-style-name="P1" draw:layer="layout" svg:x1="4.427cm" svg:y1="17.065cm" svg:x2="8.927cm" svg:y2="15.065cm">
          <text:p/>
        </draw:line>
        <draw:line draw:style-name="gr3" draw:text-style-name="P1" draw:layer="layout" svg:x1="4.427cm" svg:y1="13.365cm" svg:x2="8.927cm" svg:y2="11.365cm">
          <text:p/>
        </draw:line>
        <draw:line draw:style-name="gr4" draw:text-style-name="P1" draw:layer="layout" svg:x1="4.427cm" svg:y1="11.665cm" svg:x2="8.927cm" svg:y2="9.665cm">
          <text:p/>
        </draw:line>
        <draw:line draw:style-name="gr3" draw:text-style-name="P1" draw:layer="layout" svg:x1="4.427cm" svg:y1="7.965cm" svg:x2="8.927cm" svg:y2="5.965cm">
          <text:p/>
        </draw:line>
        <draw:line draw:style-name="gr4" draw:text-style-name="P1" draw:layer="layout" svg:x1="4.427cm" svg:y1="6.065cm" svg:x2="8.927cm" svg:y2="4.065cm">
          <text:p/>
        </draw:line>
        <draw:path draw:style-name="gr5" draw:text-style-name="P1" draw:layer="layout" svg:width="2.999cm" svg:height="2.299cm" svg:x="6.7cm" svg:y="18.9cm" svg:viewBox="0 0 3000 2300" svg:d="m0 2300v-767zm0 0 3000-1533z">
          <text:p/>
        </draw:path>
        <draw:path draw:style-name="gr5" draw:text-style-name="P1" draw:layer="layout" svg:width="2.999cm" svg:height="2.399cm" svg:x="6.7cm" svg:y="13.5cm" svg:viewBox="0 0 3000 2400" svg:d="m0 2400v-800zm0 0 3000-1600z">
          <text:p/>
        </draw:path>
        <draw:path draw:style-name="gr5" draw:text-style-name="P1" draw:layer="layout" svg:width="2.999cm" svg:height="2.499cm" svg:x="6.7cm" svg:y="8cm" svg:viewBox="0 0 3000 2500" svg:d="m0 2500v-833zm0 0 3000-1667z">
          <text:p/>
        </draw:path>
        <draw:path draw:style-name="gr5" draw:text-style-name="P1" draw:layer="layout" svg:width="2.999cm" svg:height="2.399cm" svg:x="6.7cm" svg:y="2.5cm" svg:viewBox="0 0 3000 2400" svg:d="m0 2400v-800zm0 0 3000-1600z">
          <text:p/>
        </draw:path>
        <draw:line draw:style-name="gr2" draw:text-style-name="P1" draw:layer="layout" svg:x1="11.6cm" svg:y1="22.6cm" svg:x2="9.7cm" svg:y2="19cm">
          <text:p/>
        </draw:line>
        <draw:line draw:style-name="gr2" draw:text-style-name="P1" draw:layer="layout" svg:x1="9.8cm" svg:y1="18.8cm" svg:x2="11.7cm" svg:y2="17.9cm">
          <text:p/>
        </draw:line>
        <draw:line draw:style-name="gr2" draw:text-style-name="P1" draw:layer="layout" svg:x1="11.7cm" svg:y1="17.9cm" svg:x2="9.7cm" svg:y2="13.5cm">
          <text:p/>
        </draw:line>
        <draw:line draw:style-name="gr2" draw:text-style-name="P1" draw:layer="layout" svg:x1="9.8cm" svg:y1="13.4cm" svg:x2="11.7cm" svg:y2="12.5cm">
          <text:p/>
        </draw:line>
        <draw:line draw:style-name="gr2" draw:text-style-name="P1" draw:layer="layout" svg:x1="11.7cm" svg:y1="12.4cm" svg:x2="9.7cm" svg:y2="8cm">
          <text:p/>
        </draw:line>
        <draw:line draw:style-name="gr2" draw:text-style-name="P1" draw:layer="layout" svg:x1="9.7cm" svg:y1="8cm" svg:x2="11.7cm" svg:y2="7cm">
          <text:p/>
        </draw:line>
        <draw:line draw:style-name="gr2" draw:text-style-name="P1" draw:layer="layout" svg:x1="11.7cm" svg:y1="6.9cm" svg:x2="9.7cm" svg:y2="2.5cm">
          <text:p/>
        </draw:line>
        <draw:line draw:style-name="gr2" draw:text-style-name="P1" draw:layer="layout" svg:x1="9.7cm" svg:y1="2.5cm" svg:x2="11.7cm" svg:y2="1.5cm">
          <text:p/>
        </draw:line>
        <draw:frame draw:style-name="gr6" draw:layer="layout" svg:width="2.305cm" svg:height="0.75cm" svg:x="3.597cm" svg:y="1.4cm">
          <draw:text-box>
            <text:p>goog/master</text:p>
          </draw:text-box>
        </draw:frame>
        <draw:frame draw:style-name="gr6" draw:layer="layout" svg:width="2.263cm" svg:height="0.75cm" svg:x="8.017cm" svg:y="24.1cm">
          <draw:text-box>
            <text:p>korg/master</text:p>
          </draw:text-box>
        </draw:frame>
        <draw:frame draw:style-name="gr6" draw:layer="layout" svg:width="2.263cm" svg:height="0.75cm" svg:x="10.717cm" svg:y="20cm">
          <draw:text-box>
            <text:p>korg/master</text:p>
          </draw:text-box>
        </draw:frame>
        <draw:frame draw:style-name="gr6" draw:layer="layout" svg:width="2.263cm" svg:height="0.75cm" svg:x="10.983cm" svg:y="15.25cm">
          <draw:text-box>
            <text:p>korg/master</text:p>
          </draw:text-box>
        </draw:frame>
        <draw:frame draw:style-name="gr6" draw:layer="layout" svg:width="2.263cm" svg:height="0.75cm" svg:x="10.653cm" svg:y="18.5cm">
          <draw:text-box>
            <text:p>korg/master</text:p>
          </draw:text-box>
        </draw:frame>
        <draw:frame draw:style-name="gr6" draw:layer="layout" svg:width="2.263cm" svg:height="0.75cm" svg:x="10.653cm" svg:y="13cm">
          <draw:text-box>
            <text:p>korg/master</text:p>
          </draw:text-box>
        </draw:frame>
        <draw:frame draw:style-name="gr6" draw:layer="layout" svg:width="2.263cm" svg:height="0.75cm" svg:x="10.983cm" svg:y="10cm">
          <draw:text-box>
            <text:p>korg/master</text:p>
          </draw:text-box>
        </draw:frame>
        <draw:frame draw:style-name="gr6" draw:layer="layout" svg:width="2.263cm" svg:height="0.75cm" svg:x="10.653cm" svg:y="7.5cm">
          <draw:text-box>
            <text:p>korg/master</text:p>
          </draw:text-box>
        </draw:frame>
        <draw:frame draw:style-name="gr6" draw:layer="layout" svg:width="2.263cm" svg:height="0.75cm" svg:x="10.983cm" svg:y="4.5cm">
          <draw:text-box>
            <text:p>korg/master</text:p>
          </draw:text-box>
        </draw:frame>
        <draw:frame draw:style-name="gr6" draw:layer="layout" svg:width="2.263cm" svg:height="0.75cm" svg:x="10.653cm" svg:y="2cm">
          <draw:text-box>
            <text:p>korg/master</text:p>
          </draw:text-box>
        </draw:frame>
        <draw:frame draw:style-name="gr6" draw:layer="layout" svg:width="2.843cm" svg:height="0.75cm" svg:x="6.616cm" svg:y="22.75cm">
          <draw:text-box>
            <text:p>cupcake-release</text:p>
          </draw:text-box>
        </draw:frame>
        <draw:frame draw:style-name="gr6" draw:layer="layout" svg:width="2.475cm" svg:height="0.75cm" svg:x="7.336cm" svg:y="17.5cm">
          <draw:text-box>
            <text:p>donut-release</text:p>
          </draw:text-box>
        </draw:frame>
        <draw:frame draw:style-name="gr6" draw:layer="layout" svg:width="2.458cm" svg:height="0.75cm" svg:x="7.203cm" svg:y="11.85cm">
          <draw:text-box>
            <text:p>eclair-release</text:p>
          </draw:text-box>
        </draw:frame>
        <draw:frame draw:style-name="gr6" draw:layer="layout" svg:width="2.386cm" svg:height="0.75cm" svg:x="7.379cm" svg:y="6.5cm">
          <draw:text-box>
            <text:p>froyo-release</text:p>
          </draw:text-box>
        </draw:frame>
        <draw:frame draw:style-name="gr6" draw:layer="layout" svg:width="1.7cm" svg:height="0.75cm" svg:x="7.358cm" svg:y="20.75cm">
          <draw:text-box>
            <text:p>cupcake</text:p>
          </draw:text-box>
        </draw:frame>
        <draw:frame draw:style-name="gr6" draw:layer="layout" svg:width="1.332cm" svg:height="0.75cm" svg:x="7.541cm" svg:y="15.5cm">
          <draw:text-box>
            <text:p>donut</text:p>
          </draw:text-box>
        </draw:frame>
        <draw:frame draw:style-name="gr6" draw:layer="layout" svg:width="1.315cm" svg:height="0.75cm" svg:x="7.762cm" svg:y="10cm">
          <draw:text-box>
            <text:p>eclair</text:p>
          </draw:text-box>
        </draw:frame>
        <draw:frame draw:style-name="gr6" draw:layer="layout" svg:width="1.243cm" svg:height="0.75cm" svg:x="7.964cm" svg:y="4.5cm">
          <draw:text-box>
            <text:p>froyo</text:p>
          </draw:text-box>
        </draw:frame>
        <draw:frame draw:style-name="gr6" draw:layer="layout" svg:width="3.156cm" svg:height="0.75cm" svg:x="5.571cm" svg:y="19.15cm">
          <draw:text-box>
            <text:p>cupcake-plus-aosp</text:p>
          </draw:text-box>
        </draw:frame>
        <draw:frame draw:style-name="gr6" draw:layer="layout" svg:width="2.788cm" svg:height="0.75cm" svg:x="5.954cm" svg:y="13.85cm">
          <draw:text-box>
            <text:p>donut-plus-aosp</text:p>
          </draw:text-box>
        </draw:frame>
        <draw:frame draw:style-name="gr6" draw:layer="layout" svg:width="2.771cm" svg:height="0.75cm" svg:x="6.064cm" svg:y="8.25cm">
          <draw:text-box>
            <text:p>eclair-plus-aosp</text:p>
          </draw:text-box>
        </draw:frame>
        <draw:frame draw:style-name="gr6" draw:layer="layout" svg:width="2.699cm" svg:height="0.75cm" svg:x="5.898cm" svg:y="2.85cm">
          <draw:text-box>
            <text:p>froyo-plus-aosp</text:p>
          </draw:text-box>
        </draw:frame>
        <draw:line draw:style-name="gr7" draw:text-style-name="P1" draw:layer="layout" svg:x1="8.7cm" svg:y1="23.5cm" svg:x2="4.8cm" svg:y2="23.3cm">
          <text:p/>
        </draw:line>
        <draw:line draw:style-name="gr7" draw:text-style-name="P1" draw:layer="layout" svg:x1="10.2cm" svg:y1="18.5cm" svg:x2="4.7cm" svg:y2="18.2cm">
          <text:p/>
        </draw:line>
        <draw:line draw:style-name="gr7" draw:text-style-name="P1" draw:layer="layout" svg:x1="10.2cm" svg:y1="13.1cm" svg:x2="4.7cm" svg:y2="12.8cm">
          <text:p/>
        </draw:line>
        <draw:line draw:style-name="gr7" draw:text-style-name="P1" draw:layer="layout" svg:x1="10.2cm" svg:y1="7.6cm" svg:x2="4.7cm" svg:y2="7.3cm">
          <text:p/>
        </draw:line>
        <draw:line draw:style-name="gr8" draw:text-style-name="P1" draw:layer="layout" svg:x1="4.7cm" svg:y1="22.7cm" svg:x2="6.2cm" svg:y2="23cm">
          <text:p/>
        </draw:line>
        <draw:line draw:style-name="gr8" draw:text-style-name="P1" draw:layer="layout" svg:x1="5.6cm" svg:y1="22cm" svg:x2="7.8cm" svg:y2="22.5cm">
          <text:p/>
        </draw:line>
        <draw:line draw:style-name="gr8" draw:text-style-name="P1" draw:layer="layout" svg:x1="4.8cm" svg:y1="17.5cm" svg:x2="6.3cm" svg:y2="17.8cm">
          <text:p/>
        </draw:line>
        <draw:line draw:style-name="gr8" draw:text-style-name="P1" draw:layer="layout" svg:x1="4.8cm" svg:y1="12.1cm" svg:x2="6.3cm" svg:y2="12.4cm">
          <text:p/>
        </draw:line>
        <draw:line draw:style-name="gr8" draw:text-style-name="P1" draw:layer="layout" svg:x1="4.8cm" svg:y1="6.6cm" svg:x2="6.3cm" svg:y2="6.9cm">
          <text:p/>
        </draw:line>
        <draw:line draw:style-name="gr8" draw:text-style-name="P1" draw:layer="layout" svg:x1="5.5cm" svg:y1="16.7cm" svg:x2="7.7cm" svg:y2="17.2cm">
          <text:p/>
        </draw:line>
        <draw:line draw:style-name="gr8" draw:text-style-name="P1" draw:layer="layout" svg:x1="5.6cm" svg:y1="11.3cm" svg:x2="7.8cm" svg:y2="11.8cm">
          <text:p/>
        </draw:line>
        <draw:line draw:style-name="gr8" draw:text-style-name="P1" draw:layer="layout" svg:x1="5.4cm" svg:y1="5.7cm" svg:x2="7.6cm" svg:y2="6.2cm">
          <text:p/>
        </draw:line>
        <draw:line draw:style-name="gr9" draw:text-style-name="P1" draw:layer="layout" svg:x1="10.6cm" svg:y1="22.8cm" svg:x2="9.1cm" svg:y2="19.3cm">
          <text:p/>
        </draw:line>
        <draw:line draw:style-name="gr9" draw:text-style-name="P1" draw:layer="layout" svg:x1="10.7cm" svg:y1="18cm" svg:x2="9.1cm" svg:y2="13.9cm">
          <text:p/>
        </draw:line>
        <draw:line draw:style-name="gr9" draw:text-style-name="P1" draw:layer="layout" svg:x1="10.9cm" svg:y1="12.5cm" svg:x2="9.3cm" svg:y2="8.4cm">
          <text:p/>
        </draw:line>
        <draw:line draw:style-name="gr9" draw:text-style-name="P1" draw:layer="layout" svg:x1="10.8cm" svg:y1="7cm" svg:x2="9.2cm" svg:y2="2.9cm">
          <text:p/>
        </draw:line>
        <draw:line draw:style-name="gr10" draw:text-style-name="P1" draw:layer="layout" svg:x1="7.7cm" svg:y1="4.5cm" svg:x2="7.7cm" svg:y2="3.5cm">
          <text:p/>
        </draw:line>
        <draw:line draw:style-name="gr9" draw:text-style-name="P1" draw:layer="layout" svg:x1="10.8cm" svg:y1="7cm" svg:x2="9.2cm" svg:y2="2.9cm">
          <text:p/>
        </draw:line>
        <draw:line draw:style-name="gr10" draw:text-style-name="P1" draw:layer="layout" svg:x1="7.7cm" svg:y1="10.1cm" svg:x2="7.7cm" svg:y2="9.1cm">
          <text:p/>
        </draw:line>
        <draw:line draw:style-name="gr10" draw:text-style-name="P1" draw:layer="layout" svg:x1="7.7cm" svg:y1="15.6cm" svg:x2="7.7cm" svg:y2="14.6cm">
          <text:p/>
        </draw:line>
        <draw:line draw:style-name="gr10" draw:text-style-name="P1" draw:layer="layout" svg:x1="7.7cm" svg:y1="20.8cm" svg:x2="7.7cm" svg:y2="19.8cm">
          <text:p/>
        </draw:line>
        <draw:line draw:style-name="gr1" draw:text-style-name="P1" draw:layer="layout" svg:x1="16.8cm" svg:y1="2cm" svg:x2="19.8cm" svg:y2="2cm">
          <text:p/>
        </draw:line>
        <draw:line draw:style-name="gr2" draw:text-style-name="P1" draw:layer="layout" svg:x1="16.8cm" svg:y1="3.5cm" svg:x2="19.8cm" svg:y2="3.5cm">
          <text:p/>
        </draw:line>
        <draw:line draw:style-name="gr3" draw:text-style-name="P1" draw:layer="layout" svg:x1="16.8cm" svg:y1="5.1cm" svg:x2="19.8cm" svg:y2="5.1cm">
          <text:p/>
        </draw:line>
        <draw:line draw:style-name="gr4" draw:text-style-name="P1" draw:layer="layout" svg:x1="16.8cm" svg:y1="6.7cm" svg:x2="19.8cm" svg:y2="6.7cm">
          <text:p/>
        </draw:line>
        <draw:line draw:style-name="gr5" draw:text-style-name="P1" draw:layer="layout" svg:x1="16.8cm" svg:y1="8.4cm" svg:x2="19.8cm" svg:y2="8.4cm">
          <text:p/>
        </draw:line>
        <draw:line draw:style-name="gr7" draw:text-style-name="P1" draw:layer="layout" svg:x1="16.8cm" svg:y1="10.9cm" svg:x2="19.8cm" svg:y2="10.9cm">
          <text:p/>
        </draw:line>
        <draw:line draw:style-name="gr8" draw:text-style-name="P1" draw:layer="layout" svg:x1="16.8cm" svg:y1="12.4cm" svg:x2="19.8cm" svg:y2="12.4cm">
          <text:p/>
        </draw:line>
        <draw:frame draw:style-name="gr6" draw:layer="layout" svg:width="2.305cm" svg:height="0.75cm" svg:x="17.497cm" svg:y="2.2cm">
          <draw:text-box>
            <text:p>goog/master</text:p>
          </draw:text-box>
        </draw:frame>
        <draw:frame draw:style-name="gr6" draw:layer="layout" svg:width="2.263cm" svg:height="0.75cm" svg:x="17.553cm" svg:y="3.6cm">
          <draw:text-box>
            <text:p>korg/master</text:p>
          </draw:text-box>
        </draw:frame>
        <draw:frame draw:style-name="gr6" draw:layer="layout" svg:width="2.534cm" svg:height="0.75cm" svg:x="17.606cm" svg:y="5.2cm">
          <draw:text-box>
            <text:p>CODE-release</text:p>
          </draw:text-box>
        </draw:frame>
        <draw:frame draw:style-name="gr6" draw:layer="layout" svg:width="1.387cm" svg:height="0.75cm" svg:x="17.379cm" svg:y="6.8cm">
          <draw:text-box>
            <text:p>CODE</text:p>
          </draw:text-box>
        </draw:frame>
        <draw:frame draw:style-name="gr6" draw:layer="layout" svg:width="2.847cm" svg:height="0.75cm" svg:x="17.052cm" svg:y="8.5cm">
          <draw:text-box>
            <text:p>CODE-plus-aosp</text:p>
          </draw:text-box>
        </draw:frame>
        <draw:frame draw:style-name="gr6" draw:layer="layout" svg:width="5.036cm" svg:height="0.911cm" svg:x="15.46cm" svg:y="11cm">
          <draw:text-box>
            <text:p>Merge korg/master into master</text:p>
            <text:p><text:s text:c="14"/>(jbq@google)</text:p>
          </draw:text-box>
        </draw:frame>
        <draw:frame draw:style-name="gr6" draw:layer="layout" svg:width="4.71cm" svg:height="1.241cm" svg:x="15.528cm" svg:y="12.501cm">
          <draw:text-box>
            <text:p>Merge goog/master or CODE</text:p>
            <text:p>into CODE-release</text:p>
            <text:p>(android-build@*)</text:p>
          </draw:text-box>
        </draw:frame>
        <draw:line draw:style-name="gr10" draw:text-style-name="P1" draw:layer="layout" svg:x1="16.8cm" svg:y1="14.2cm" svg:x2="19.8cm" svg:y2="14.2cm">
          <text:p/>
        </draw:line>
        <draw:line draw:style-name="gr9" draw:text-style-name="P1" draw:layer="layout" svg:x1="16.8cm" svg:y1="15.5cm" svg:x2="19.8cm" svg:y2="15.5cm">
          <text:p/>
        </draw:line>
        <draw:frame draw:style-name="gr6" draw:layer="layout" svg:width="5.502cm" svg:height="0.911cm" svg:x="15.032cm" svg:y="14.201cm">
          <draw:text-box>
            <text:p>Merge CODE into CODE-plus-aosp</text:p>
            <text:p>(android-git-automerger@android)</text:p>
          </draw:text-box>
        </draw:frame>
        <draw:frame draw:style-name="gr6" draw:layer="layout" svg:width="6.378cm" svg:height="0.911cm" svg:x="14.296cm" svg:y="15.602cm">
          <draw:text-box>
            <text:p>Merge korg/master into CODE-plus-aosp</text:p>
            <text:p><text:s text:c="2"/>(initial-contribution@android)</text:p>
          </draw:text-box>
        </draw:frame>
        <draw:custom-shape draw:style-name="gr11" draw:text-style-name="P1" draw:layer="layout" svg:width="7cm" svg:height="16cm" svg:x="14cm" svg:y="1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1.187cm" svg:height="0.331cm" svg:x="3.013cm" svg:y="25.4cm">
          <draw:text-box>
            <text:p>2008.10</text:p>
          </draw:text-box>
        </draw:frame>
        <draw:frame draw:style-name="gr12" draw:layer="layout" svg:width="1.018cm" svg:height="0.331cm" svg:x="3.214cm" svg:y="12.801cm">
          <draw:text-box>
            <text:p>2009.7</text:p>
          </draw:text-box>
        </draw:frame>
        <draw:frame draw:style-name="gr12" draw:layer="layout" svg:width="1.018cm" svg:height="0.331cm" svg:x="3.214cm" svg:y="18.502cm">
          <draw:text-box>
            <text:p>2009.7</text:p>
          </draw:text-box>
        </draw:frame>
        <draw:frame draw:style-name="gr12" draw:layer="layout" svg:width="1.187cm" svg:height="0.331cm" svg:x="3.014cm" svg:y="7.702cm">
          <draw:text-box>
            <text:p>2009.12</text:p>
          </draw:text-box>
        </draw:frame>
        <draw:frame draw:style-name="gr12" draw:layer="layout" svg:width="1.018cm" svg:height="0.331cm" svg:x="3.115cm" svg:y="5.803cm">
          <draw:text-box>
            <text:p>2010.3</text:p>
          </draw:text-box>
        </draw:frame>
        <draw:frame draw:style-name="gr12" draw:layer="layout" svg:width="1.018cm" svg:height="0.331cm" svg:x="5.415cm" svg:y="4.404cm">
          <draw:text-box>
            <text:p>2010.4</text:p>
          </draw:text-box>
        </draw:frame>
        <draw:frame draw:style-name="gr12" draw:layer="layout" svg:width="1.018cm" svg:height="0.331cm" svg:x="8.415cm" svg:y="2.005cm">
          <draw:text-box>
            <text:p>2010.7</text:p>
          </draw:text-box>
        </draw:frame>
        <draw:frame draw:style-name="gr12" draw:layer="layout" svg:width="1.187cm" svg:height="0.331cm" svg:x="3.014cm" svg:y="23.701cm">
          <draw:text-box>
            <text:p>2008.12</text:p>
          </draw:text-box>
        </draw:frame>
        <draw:frame draw:style-name="gr13" draw:layer="layout" svg:width="1.865cm" svg:height="0.331cm" svg:x="3.714cm" svg:y="26.101cm">
          <draw:text-box>
            <text:p>android-1.0</text:p>
          </draw:text-box>
        </draw:frame>
        <draw:frame draw:style-name="gr13" draw:layer="layout" svg:width="1.865cm" svg:height="0.661cm" svg:x="2.4cm" svg:y="20.302cm">
          <draw:text-box>
            <text:p>android-1.5</text:p>
            <text:p>2009.4.24</text:p>
          </draw:text-box>
        </draw:frame>
        <draw:frame draw:style-name="gr13" draw:layer="layout" svg:width="1.865cm" svg:height="0.661cm" svg:x="2.416cm" svg:y="14.003cm">
          <draw:text-box>
            <text:p>android-1.6</text:p>
            <text:p>2009.9.18</text:p>
          </draw:text-box>
        </draw:frame>
        <draw:frame draw:style-name="gr13" draw:layer="layout" svg:width="1.865cm" svg:height="0.661cm" svg:x="2.417cm" svg:y="8.804cm">
          <draw:text-box>
            <text:p>android-2.1</text:p>
            <text:p>2010.2.1</text:p>
          </draw:text-box>
        </draw:frame>
        <draw:frame draw:style-name="gr13" draw:layer="layout" svg:width="1.865cm" svg:height="0.661cm" svg:x="2.418cm" svg:y="3.205cm">
          <draw:text-box>
            <text:p>android-2.2</text:p>
            <text:p>2010.6.2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HK'" style:font-family-generic="roman" style:font-pitch="variable" fo:font-size="24pt" fo:language="en" fo:country="US" style:font-family-asian="'AR PL UMing HK'" style:font-family-generic-asian="system" style:font-pitch-asian="variable" style:font-size-asian="24pt" style:language-asian="zh" style:country-asian="CN" style:font-family-complex="'AR PL UMing HK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R PL UMing HK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AR PL UMing H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oog_2f_master" style:display-name="goog/master" style:family="graphic" style:parent-style-name="standard">
      <style:graphic-properties draw:stroke-dash="Dash_20_2" svg:stroke-width="0.2cm" svg:stroke-color="#800000" draw:marker-start="Circle" draw:marker-start-width="0.6cm" draw:marker-end="Arrow" draw:marker-end-width="0.6cm" draw:fill-gradient-name="Gradient_20_7" draw:fill-hatch-name="Hatch_20_1" draw:fill-image-name="Bitmape_20_1" draw:fill-image-width="0cm" draw:fill-image-height="0cm"/>
    </style:style>
    <style:style style:name="korg_2f_master" style:display-name="korg/master" style:family="graphic" style:parent-style-name="standard">
      <style:graphic-properties draw:stroke-dash="Dash_20_2" svg:stroke-width="0.2cm" svg:stroke-color="#000080" draw:marker-start-width="0.6cm" draw:marker-end="Arrow" draw:marker-end-width="0.6cm" draw:fill-gradient-name="Gradient_20_7" draw:fill-hatch-name="Hatch_20_1" draw:fill-image-name="Bitmape_20_1"/>
    </style:style>
    <style:style style:name="xxx" style:family="graphic" style:parent-style-name="standard">
      <style:graphic-properties draw:stroke-dash="Dash_20_2" svg:stroke-width="0.2cm" svg:stroke-color="#ffff00" draw:marker-start="Circle" draw:marker-start-width="0.6cm" draw:marker-end="Arrow" draw:marker-end-width="0.6cm" draw:fill-gradient-name="Gradient_20_7" draw:fill-hatch-name="Hatch_20_1" draw:fill-image-name="Bitmape_20_1"/>
    </style:style>
    <style:style style:name="xxx-release" style:family="graphic" style:parent-style-name="standard">
      <style:graphic-properties draw:stroke-dash="Dash_20_2" svg:stroke-width="0.2cm" svg:stroke-color="#008000" draw:marker-start="Circle" draw:marker-start-width="0.6cm" draw:marker-end="Arrow" draw:marker-end-width="0.6cm" draw:fill-gradient-name="Gradient_20_7" draw:fill-hatch-name="Hatch_20_1" draw:fill-image-name="Bitmape_20_1"/>
    </style:style>
    <style:style style:name="xxx-plus-aosp" style:family="graphic" style:parent-style-name="standard">
      <style:graphic-properties draw:stroke-dash="Dash_20_2" svg:stroke-width="0.2cm" svg:stroke-color="#00ffff" draw:marker-start-width="0.6cm" draw:marker-end="Arrow" draw:marker-end-width="0.6cm" draw:fill-gradient-name="Gradient_20_7" draw:fill-hatch-name="Hatch_20_1" draw:fill-image-name="Bitmape_20_1"/>
    </style:style>
    <style:style style:name="nam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auto-grow-width="true"/>
      <style:paragraph-properties>
        <style:tab-stops/>
      </style:paragraph-properties>
      <style:text-properties fo:font-family="'DejaVu Serif'" style:font-style-name="Book" style:font-family-generic="roman" style:font-pitch="variable" fo:font-size="8pt" style:font-family-asian="'AR PL UMing CN'" style:font-style-name-asian="Light" style:font-pitch-asian="variable" style:font-size-asian="8pt" style:font-weight-asian="250" style:font-weight-complex="normal"/>
    </style:style>
    <style:style style:name="merge-jbq" style:family="graphic" style:parent-style-name="standard">
      <style:graphic-properties draw:stroke="dash" draw:stroke-dash="_32__20_Dots_20_1_20_Dash" svg:stroke-width="0.05cm" svg:stroke-color="#ff0000" draw:marker-start-width="0.38cm" draw:marker-end="Arrow_20_concave" draw:marker-end-width="0.38cm" draw:fill-gradient-name="Gradient_20_7" draw:fill-hatch-name="Hatch_20_1" draw:fill-image-name="Bitmape_20_1"/>
    </style:style>
    <style:style style:name="merge-release" style:family="graphic">
      <style:graphic-properties draw:stroke-dash="Dashed_20__28_var_29_" svg:stroke-width="0.05cm" svg:stroke-color="#ff00ff" draw:marker-start-width="0.38cm" draw:marker-end="Arrow_20_concave" draw:marker-end-width="0.38cm"/>
    </style:style>
    <style:style style:name="merge-xxx" style:family="graphic">
      <style:graphic-properties draw:stroke="solid" svg:stroke-width="0.05cm" svg:stroke-color="#ffff00" draw:marker-start-width="0.28cm" draw:marker-end="Arrow_20_concave" draw:marker-end-width="0.28cm"/>
    </style:style>
    <style:style style:name="merge-aosp" style:family="graphic">
      <style:graphic-properties draw:stroke="solid" draw:stroke-dash="Ultrafine_20_Dotted_20__28_var_29_" svg:stroke-width="0.05cm" svg:stroke-color="#000080" draw:marker-start-width="0.28cm" draw:marker-end="Arrow_20_concave" draw:marker-end-width="0.28cm"/>
    </style:style>
    <style:style style:name="date" style:family="graphic">
      <style:graphic-properties draw:stroke="solid" draw:fill="solid" draw:fill-image-width="0cm" draw:fill-image-height="0cm" draw:auto-grow-width="true" draw:fit-to-size="false"/>
      <style:paragraph-properties>
        <style:tab-stops/>
      </style:paragraph-properties>
      <style:text-properties fo:font-family="'DejaVu Sans Mono'" style:font-style-name="Bold" style:font-family-generic="modern" style:font-pitch="fixed" fo:font-size="8pt" fo:font-weight="bold" style:font-weight-asian="bold" style:font-weight-complex="normal"/>
    </style:style>
    <style:style style:name="revision" style:family="graphic">
      <style:graphic-properties draw:fill-color="#808080" draw:auto-grow-width="true"/>
      <style:text-properties fo:font-family="'DejaVu Sans Mono'" style:font-style-name="Book" style:font-family-generic="modern" style:font-pitch="fixed" fo:font-size="8pt" fo:font-weight="bold" style:font-family-asian="'AR PL UMing CN'" style:font-style-name-asian="Light" style:font-pitch-asian="variable" style:font-size-asian="8pt" style:font-weight-asian="bold" style:font-weight-complex="normal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8T12:22:34</meta:creation-date>
    <dc:date>2010-07-28T14:46:06</dc:date>
    <meta:editing-duration>PT02H17M20S</meta:editing-duration>
    <meta:editing-cycles>36</meta:editing-cycles>
    <meta:generator>OpenOffice.org/3.2$Linux OpenOffice.org_project/320m12$Build-9483</meta:generator>
    <meta:document-statistic meta:object-count="97"/>
  </office:meta>
</office:document-meta>
</file>